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ableSettings.getFormEnco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ableSettings.MutableSettings( String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tableSettings.getReloadDelay( String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utableSettings.setWorkDirectory( String work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tableSettings.isReloadingEnabled( String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utableSettings.setConfigurationReloadDelay( long configurationReload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tableSetting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tableSettings.getLoad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ettings.configure( Properties prop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utableSettings.getPropertyNam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utableSettings.setCreationTim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Settings.checkSubSett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ableSettings.make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ettings.getProperty( String key , String defaultValu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MutableSettings.getWorkDire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ableSettings.getRunning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ettings.getPropertyNames( String keyPrefi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utableSettings.checkWrite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ableSettings.setReloadingEnabled( boolean allowRe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tableSettings.getCacheDire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ableSettings.setContainerEncodin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Settings.setFormEncoding( String form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tableSettings.getCreation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ableSettings.MutableSettings( Settings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tableSettings.getContainerEnco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ableSettings.toString( List 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tableSettings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ettings.addToLoadClasse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Settings.setCacheDirectory( String cache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